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dapConfigGui.createRootdn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dapConfigGui.createModify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dapConfigGui.createServername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dapConfigGui.createDelete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dapConfigGui.createTest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dapConfigGui.itemStateChanged( ItemEvent i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LdapConfigGui.createAdd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dapConfigGui.configure( TestElement elem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LdapConfigGui.test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dapConfigGui.createPort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dapConfigGui.modifyTestElement( TestElement ele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LdapConfig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dapConfig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dapConfigGui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LdapConfig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ConfigGui.LdapConfigGui( boolean displa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dapConfigGui.LdapConfig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ConfigGui.createSearch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